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teFilter.getBitsP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e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eFilter.getDecodeParm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lateFilter.getCol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eFilter.setColors( int col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eFilter.setBitsPerComponent( int b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eFilter.setColumns( int colum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lateFilter.applyFilter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ateFilter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eFilter.getPredi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teFilter.setPredictor( int predi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